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44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b-pbi-per-capita-peru-1960-2017" table:style-name="ta1">
        <table:shapes>
          <draw:frame draw:z-index="0" draw:style-name="gr1" draw:text-style-name="P1" svg:width="210.08mm" svg:height="114.09mm" svg:x="77.44mm" svg:y="18.07mm">
            <loext:p draw:notify-on-update-of-ranges="'wb-pbi-per-capita-peru-1960-2017'.A2:'wb-pbi-per-capita-peru-1960-2017'.A59 'wb-pbi-per-capita-peru-1960-2017'.B1:'wb-pbi-per-capita-peru-1960-2017'.B1 'wb-pbi-per-capita-peru-1960-2017'.B2:'wb-pbi-per-capita-peru-1960-2017'.B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PBI PER CAPITA SOLES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00000697838149569921" calcext:value-type="float">
            <text:p>6.97838149569921E-0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.00000750810944534427" calcext:value-type="float">
            <text:p>7.50810944534427E-0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00000827042301060581" calcext:value-type="float">
            <text:p>8.27042301060581E-0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.000008804" calcext:value-type="float">
            <text:p>0.000008804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.0000103506015834833" calcext:value-type="float">
            <text:p>1.03506015834833E-05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.000011929331675612" calcext:value-type="float">
            <text:p>1.1929331675612E-0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.0000137208129847064" calcext:value-type="float">
            <text:p>1.37208129847064E-05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.0000152554317345382" calcext:value-type="float">
            <text:p>1.52554317345382E-0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.0000175770576903333" calcext:value-type="float">
            <text:p>1.75770576903333E-05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.0000191403955339243" calcext:value-type="float">
            <text:p>1.91403955339243E-0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0000215595194763703" calcext:value-type="float">
            <text:p>2.15595194763703E-05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.0000234091517458891" calcext:value-type="float">
            <text:p>2.34091517458891E-05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.0000252713381020369" calcext:value-type="float">
            <text:p>2.52713381020369E-0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00002945" calcext:value-type="float">
            <text:p>0.0000294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.0000361577175184578" calcext:value-type="float">
            <text:p>3.61577175184578E-0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0000448803356690078" calcext:value-type="float">
            <text:p>4.48803356690078E-0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00005751" calcext:value-type="float">
            <text:p>0.0000575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0000762819104795414" calcext:value-type="float">
            <text:p>7.62819104795414E-0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0001184331" calcext:value-type="float">
            <text:p>0.000118433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0002118299" calcext:value-type="float">
            <text:p>0.000211829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0003017965" calcext:value-type="float">
            <text:p>0.00030179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0005138348" calcext:value-type="float">
            <text:p>0.000513834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0008341583" calcext:value-type="float">
            <text:p>0.000834158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0015138488" calcext:value-type="float">
            <text:p>0.001513848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0031947304" calcext:value-type="float">
            <text:p>0.003194730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0084670577" calcext:value-type="float">
            <text:p>0.008467057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0152470895" calcext:value-type="float">
            <text:p>0.015247089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0303675806" calcext:value-type="float">
            <text:p>0.030367580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1845945239" calcext:value-type="float">
            <text:p>0.184594523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.2327119701" calcext:value-type="float">
            <text:p>4.232711970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50.4712403201" calcext:value-type="float">
            <text:p>250.471240320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210.397570754" calcext:value-type="float">
            <text:p>1210.39757075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987.4379207229" calcext:value-type="float">
            <text:p>1987.437920722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016.4039363312" calcext:value-type="float">
            <text:p>3016.403936331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173.6531681897" calcext:value-type="float">
            <text:p>4173.653168189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002.8786842583" calcext:value-type="float">
            <text:p>5002.878684258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548.2831891921" calcext:value-type="float">
            <text:p>5548.283189192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239.2744534004" calcext:value-type="float">
            <text:p>6239.274453400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451.8899157246" calcext:value-type="float">
            <text:p>6451.889915724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645.1630646784" calcext:value-type="float">
            <text:p>6645.16306467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68.3520420836" calcext:value-type="float">
            <text:p>6968.352042083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950.4008607626" calcext:value-type="float">
            <text:p>6950.400860762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243.6230678556" calcext:value-type="float">
            <text:p>7243.623067855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585.529267528" calcext:value-type="float">
            <text:p>7585.52926752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357.4736424344" calcext:value-type="float">
            <text:p>8357.473642434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081.6833216167" calcext:value-type="float">
            <text:p>9081.683321616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385.3875342291" calcext:value-type="float">
            <text:p>10385.387534229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299.4775617929" calcext:value-type="float">
            <text:p>11299.477561792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314.756172583" calcext:value-type="float">
            <text:p>12314.75617258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549.1064998795" calcext:value-type="float">
            <text:p>12549.106499879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189.0455137915" calcext:value-type="float">
            <text:p>14189.045513791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895.469585019" calcext:value-type="float">
            <text:p>15895.46958501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848.4224558627" calcext:value-type="float">
            <text:p>16848.422455862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786.9217917225" calcext:value-type="float">
            <text:p>17786.921791722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430.9390581336" calcext:value-type="float">
            <text:p>18430.939058133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275.5311741007" calcext:value-type="float">
            <text:p>19275.53117410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356.4636932918" calcext:value-type="float">
            <text:p>20356.46369329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429.0877317721" calcext:value-type="float">
            <text:p>21429.08773177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15:14:42.454123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20T15:17:24.180496224</dc:date>
    <dc:creator>Huber Gilt</dc:creator>
    <meta:editing-duration>PT12M55S</meta:editing-duration>
    <meta:editing-cycles>4</meta:editing-cycles>
    <meta:document-statistic meta:table-count="1" meta:cell-count="1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minimum="1960" chart:maximum="201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95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009cm" svg:height="11.41cm" xlink:href=".." xlink:type="simple" chart:class="chart:scatter" chart:style-name="ch1">
        <chart:title svg:x="8.211cm" svg:y="0.364cm" chart:style-name="ch2">
          <text:p>PBI Per Capita vs Año</text:p>
        </chart:title>
        <chart:subtitle svg:x="6.637cm" svg:y="1.371cm" chart:style-name="ch3">
          <text:p>Fuente Banco Mundial Periodo 1960 al 2017</text:p>
        </chart:subtitle>
        <chart:legend chart:legend-position="bottom" svg:x="1.606cm" svg:y="10.627cm" style:legend-expansion="wide" chart:style-name="ch4"/>
        <chart:plot-area chart:style-name="ch5" table:cell-range-address="'wb-pbi-per-capita-peru-1960-2017'.A2:'wb-pbi-per-capita-peru-1960-2017'.B59 'wb-pbi-per-capita-peru-1960-2017'.B1:'wb-pbi-per-capita-peru-1960-2017'.B1" chart:data-source-has-labels="row" svg:x="1.431cm" svg:y="2.282cm" svg:width="19.158cm" svg:height="7.136cm">
          <chartooo:coordinate-region svg:x="2.608cm" svg:y="2.481cm" svg:width="17.981cm" svg:height="6.29cm"/>
          <chart:axis chart:dimension="x" chart:name="primary-x" chart:style-name="ch6">
            <chart:title svg:x="10.662cm" svg:y="9.646cm" chart:style-name="ch7">
              <text:p>Año</text:p>
            </chart:title>
          </chart:axis>
          <chart:axis chart:dimension="y" chart:name="primary-y" chart:style-name="ch8">
            <chart:title svg:x="0.451cm" svg:y="7.415cm" chart:style-name="ch9">
              <text:p>PBI Per Capita Soles</text:p>
            </chart:title>
            <chart:grid chart:style-name="ch10" chart:class="major"/>
          </chart:axis>
          <chart:series chart:style-name="ch11" chart:values-cell-range-address="'wb-pbi-per-capita-peru-1960-2017'.B2:'wb-pbi-per-capita-peru-1960-2017'.B59" chart:label-cell-address="'wb-pbi-per-capita-peru-1960-2017'.B1:'wb-pbi-per-capita-peru-1960-2017'.B1" chart:class="chart:scatter">
            <chart:domain table:cell-range-address="'wb-pbi-per-capita-peru-1960-2017'.A2:'wb-pbi-per-capita-peru-1960-2017'.A59"/>
            <chart:mean-value chart:style-name="ch12"/>
            <chart:regression-curve chart:style-name="ch13"/>
            <chart:regression-curve chart:style-name="ch14">
              <chart:equation chart:display-equation="true" chart:display-r-square="true"/>
            </chart:regression-curve>
            <chart:data-point chart:repeated="5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BI PER CAPITA SOLES</text:p>
                <draw:g>
                  <svg:desc>'wb-pbi-per-capita-peru-1960-2017'.B1:'wb-pbi-per-capita-peru-1960-2017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0">
                <text:p>1960</text:p>
                <draw:g>
                  <svg:desc>'wb-pbi-per-capita-peru-1960-2017'.A2:'wb-pbi-per-capita-peru-1960-2017'.A59</svg:desc>
                </draw:g>
              </table:table-cell>
              <table:table-cell office:value-type="float" office:value="0.00000697838149569921">
                <text:p>0.00000697838149569921</text:p>
                <draw:g>
                  <svg:desc>'wb-pbi-per-capita-peru-1960-2017'.B2:'wb-pbi-per-capita-peru-1960-2017'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1">
                <text:p>1961</text:p>
              </table:table-cell>
              <table:table-cell office:value-type="float" office:value="0.00000750810944534427">
                <text:p>0.00000750810944534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2">
                <text:p>1962</text:p>
              </table:table-cell>
              <table:table-cell office:value-type="float" office:value="0.00000827042301060581">
                <text:p>0.00000827042301060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3">
                <text:p>1963</text:p>
              </table:table-cell>
              <table:table-cell office:value-type="float" office:value="0.000008804">
                <text:p>0.000008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4">
                <text:p>1964</text:p>
              </table:table-cell>
              <table:table-cell office:value-type="float" office:value="0.0000103506015834833">
                <text:p>0.0000103506015834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5">
                <text:p>1965</text:p>
              </table:table-cell>
              <table:table-cell office:value-type="float" office:value="0.000011929331675612">
                <text:p>0.000011929331675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6">
                <text:p>1966</text:p>
              </table:table-cell>
              <table:table-cell office:value-type="float" office:value="0.0000137208129847064">
                <text:p>0.0000137208129847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7">
                <text:p>1967</text:p>
              </table:table-cell>
              <table:table-cell office:value-type="float" office:value="0.0000152554317345382">
                <text:p>0.0000152554317345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8">
                <text:p>1968</text:p>
              </table:table-cell>
              <table:table-cell office:value-type="float" office:value="0.0000175770576903333">
                <text:p>0.000017577057690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9">
                <text:p>1969</text:p>
              </table:table-cell>
              <table:table-cell office:value-type="float" office:value="0.0000191403955339243">
                <text:p>0.0000191403955339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0">
                <text:p>1970</text:p>
              </table:table-cell>
              <table:table-cell office:value-type="float" office:value="0.0000215595194763703">
                <text:p>0.00002155951947637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1">
                <text:p>1971</text:p>
              </table:table-cell>
              <table:table-cell office:value-type="float" office:value="0.0000234091517458891">
                <text:p>0.0000234091517458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2">
                <text:p>1972</text:p>
              </table:table-cell>
              <table:table-cell office:value-type="float" office:value="0.0000252713381020369">
                <text:p>0.0000252713381020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3">
                <text:p>1973</text:p>
              </table:table-cell>
              <table:table-cell office:value-type="float" office:value="0.00002945">
                <text:p>0.000029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4">
                <text:p>1974</text:p>
              </table:table-cell>
              <table:table-cell office:value-type="float" office:value="0.0000361577175184578">
                <text:p>0.00003615771751845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5">
                <text:p>1975</text:p>
              </table:table-cell>
              <table:table-cell office:value-type="float" office:value="0.0000448803356690078">
                <text:p>0.0000448803356690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6">
                <text:p>1976</text:p>
              </table:table-cell>
              <table:table-cell office:value-type="float" office:value="0.00005751">
                <text:p>0.000057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7">
                <text:p>1977</text:p>
              </table:table-cell>
              <table:table-cell office:value-type="float" office:value="0.0000762819104795414">
                <text:p>0.0000762819104795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8">
                <text:p>1978</text:p>
              </table:table-cell>
              <table:table-cell office:value-type="float" office:value="0.0001184331">
                <text:p>0.00011843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0.0002118299">
                <text:p>0.00021182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0">
                <text:p>1980</text:p>
              </table:table-cell>
              <table:table-cell office:value-type="float" office:value="0.0003017965">
                <text:p>0.00030179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1">
                <text:p>1981</text:p>
              </table:table-cell>
              <table:table-cell office:value-type="float" office:value="0.0005138348">
                <text:p>0.00051383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2">
                <text:p>1982</text:p>
              </table:table-cell>
              <table:table-cell office:value-type="float" office:value="0.0008341583">
                <text:p>0.00083415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3">
                <text:p>1983</text:p>
              </table:table-cell>
              <table:table-cell office:value-type="float" office:value="0.0015138488">
                <text:p>0.00151384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4">
                <text:p>1984</text:p>
              </table:table-cell>
              <table:table-cell office:value-type="float" office:value="0.0031947304">
                <text:p>0.0031947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5">
                <text:p>1985</text:p>
              </table:table-cell>
              <table:table-cell office:value-type="float" office:value="0.0084670577">
                <text:p>0.0084670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6">
                <text:p>1986</text:p>
              </table:table-cell>
              <table:table-cell office:value-type="float" office:value="0.0152470895">
                <text:p>0.0152470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7">
                <text:p>1987</text:p>
              </table:table-cell>
              <table:table-cell office:value-type="float" office:value="0.0303675806">
                <text:p>0.03036758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8">
                <text:p>1988</text:p>
              </table:table-cell>
              <table:table-cell office:value-type="float" office:value="0.1845945239">
                <text:p>0.18459452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9">
                <text:p>1989</text:p>
              </table:table-cell>
              <table:table-cell office:value-type="float" office:value="4.2327119701">
                <text:p>4.23271197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0">
                <text:p>1990</text:p>
              </table:table-cell>
              <table:table-cell office:value-type="float" office:value="250.4712403201">
                <text:p>250.4712403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1">
                <text:p>1991</text:p>
              </table:table-cell>
              <table:table-cell office:value-type="float" office:value="1210.397570754">
                <text:p>1210.3975707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2">
                <text:p>1992</text:p>
              </table:table-cell>
              <table:table-cell office:value-type="float" office:value="1987.4379207229">
                <text:p>1987.43792072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3">
                <text:p>1993</text:p>
              </table:table-cell>
              <table:table-cell office:value-type="float" office:value="3016.4039363312">
                <text:p>3016.40393633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4">
                <text:p>1994</text:p>
              </table:table-cell>
              <table:table-cell office:value-type="float" office:value="4173.6531681897">
                <text:p>4173.6531681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5">
                <text:p>1995</text:p>
              </table:table-cell>
              <table:table-cell office:value-type="float" office:value="5002.8786842583">
                <text:p>5002.87868425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6">
                <text:p>1996</text:p>
              </table:table-cell>
              <table:table-cell office:value-type="float" office:value="5548.2831891921">
                <text:p>5548.28318919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7">
                <text:p>1997</text:p>
              </table:table-cell>
              <table:table-cell office:value-type="float" office:value="6239.2744534004">
                <text:p>6239.27445340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8">
                <text:p>1998</text:p>
              </table:table-cell>
              <table:table-cell office:value-type="float" office:value="6451.8899157246">
                <text:p>6451.88991572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9">
                <text:p>1999</text:p>
              </table:table-cell>
              <table:table-cell office:value-type="float" office:value="6645.1630646784">
                <text:p>6645.16306467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6968.3520420836">
                <text:p>6968.35204208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1">
                <text:p>2001</text:p>
              </table:table-cell>
              <table:table-cell office:value-type="float" office:value="6950.4008607626">
                <text:p>6950.40086076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2">
                <text:p>2002</text:p>
              </table:table-cell>
              <table:table-cell office:value-type="float" office:value="7243.6230678556">
                <text:p>7243.6230678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3">
                <text:p>2003</text:p>
              </table:table-cell>
              <table:table-cell office:value-type="float" office:value="7585.529267528">
                <text:p>7585.5292675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4">
                <text:p>2004</text:p>
              </table:table-cell>
              <table:table-cell office:value-type="float" office:value="8357.4736424344">
                <text:p>8357.47364243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5">
                <text:p>2005</text:p>
              </table:table-cell>
              <table:table-cell office:value-type="float" office:value="9081.6833216167">
                <text:p>9081.6833216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6">
                <text:p>2006</text:p>
              </table:table-cell>
              <table:table-cell office:value-type="float" office:value="10385.3875342291">
                <text:p>10385.38753422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7">
                <text:p>2007</text:p>
              </table:table-cell>
              <table:table-cell office:value-type="float" office:value="11299.4775617929">
                <text:p>11299.47756179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8">
                <text:p>2008</text:p>
              </table:table-cell>
              <table:table-cell office:value-type="float" office:value="12314.756172583">
                <text:p>12314.7561725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9">
                <text:p>2009</text:p>
              </table:table-cell>
              <table:table-cell office:value-type="float" office:value="12549.1064998795">
                <text:p>12549.10649987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0">
                <text:p>2010</text:p>
              </table:table-cell>
              <table:table-cell office:value-type="float" office:value="14189.0455137915">
                <text:p>14189.04551379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1">
                <text:p>2011</text:p>
              </table:table-cell>
              <table:table-cell office:value-type="float" office:value="15895.469585019">
                <text:p>15895.4695850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2">
                <text:p>2012</text:p>
              </table:table-cell>
              <table:table-cell office:value-type="float" office:value="16848.4224558627">
                <text:p>16848.42245586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3">
                <text:p>2013</text:p>
              </table:table-cell>
              <table:table-cell office:value-type="float" office:value="17786.9217917225">
                <text:p>17786.92179172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4">
                <text:p>2014</text:p>
              </table:table-cell>
              <table:table-cell office:value-type="float" office:value="18430.9390581336">
                <text:p>18430.93905813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5">
                <text:p>2015</text:p>
              </table:table-cell>
              <table:table-cell office:value-type="float" office:value="19275.5311741007">
                <text:p>19275.5311741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16">
                <text:p>2016</text:p>
              </table:table-cell>
              <table:table-cell office:value-type="float" office:value="20356.4636932918">
                <text:p>20356.46369329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7">
                <text:p>2017</text:p>
              </table:table-cell>
              <table:table-cell office:value-type="float" office:value="21429.0877317721">
                <text:p>21429.0877317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